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value-type" style:repeat-content="false"/>
      <style:paragraph-properties fo:margin-left="0pt"/>
    </style:style>
    <style:style style:name="ce7" style:family="table-cell" style:parent-style-name="Default" style:data-style-name="N61"/>
  </office:automatic-styles>
  <office:body>
    <office:spreadsheet>
      <table:table table:name="Sheet2" table:style-name="ta1">
        <table:table-column table:style-name="co1" table:number-columns-repeated="25" table:default-cell-style-name="Default"/>
        <table:table-row table:style-name="ro1">
          <table:table-cell table:style-name="ce1" office:value-type="string" calcext:value-type="string">
            <text:p>THRESHOLDS DATA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>
            <text:p>Circuit level error MONOLITHIC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PQ TEST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7175" calcext:value-type="float">
            <text:p>0.037175</text:p>
          </table:table-cell>
          <table:table-cell office:value-type="float" office:value="0.032775" calcext:value-type="float">
            <text:p>0.032775</text:p>
          </table:table-cell>
          <table:table-cell office:value-type="float" office:value="0.028975" calcext:value-type="float">
            <text:p>0.0289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205" calcext:value-type="float">
            <text:p>0.02205</text:p>
          </table:table-cell>
          <table:table-cell table:number-columns-repeated="2"/>
          <table:table-cell office:value-type="float" office:value="0.0046" calcext:value-type="float">
            <text:p>0.0046</text:p>
          </table:table-cell>
          <table:table-cell office:value-type="float" office:value="0.00986" calcext:value-type="float">
            <text:p>0.00986</text:p>
          </table:table-cell>
          <table:table-cell office:value-type="float" office:value="0.00598" calcext:value-type="float">
            <text:p>0.00598</text:p>
          </table:table-cell>
          <table:table-cell office:value-type="float" office:value="0.00442" calcext:value-type="float">
            <text:p>0.0044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44" calcext:value-type="float">
            <text:p>0.00144</text:p>
          </table:table-cell>
          <table:table-cell table:number-columns-repeated="2"/>
          <table:table-cell office:value-type="float" office:value="0.019" calcext:value-type="float">
            <text:p>0.019</text:p>
          </table:table-cell>
          <table:table-cell office:value-type="float" office:value="0.01574" calcext:value-type="float">
            <text:p>0.01574</text:p>
          </table:table-cell>
          <table:table-cell office:value-type="float" office:value="0.00724" calcext:value-type="float">
            <text:p>0.00724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0.001023" calcext:value-type="float">
            <text:p>0.001023</text:p>
          </table:table-cell>
          <table:table-cell table:number-columns-repeated="4"/>
        </table:table-row>
        <table:table-row table:style-name="ro1">
          <table:table-cell office:value-type="float" office:value="0.0052" calcext:value-type="float">
            <text:p>0.0052</text:p>
          </table:table-cell>
          <table:table-cell office:value-type="float" office:value="0.04495" calcext:value-type="float">
            <text:p>0.04495</text:p>
          </table:table-cell>
          <table:table-cell office:value-type="float" office:value="0.0387" calcext:value-type="float">
            <text:p>0.0387</text:p>
          </table:table-cell>
          <table:table-cell office:value-type="float" office:value="0.0372" calcext:value-type="float">
            <text:p>0.0372</text:p>
          </table:table-cell>
          <table:table-cell office:value-type="float" office:value="0.034625" calcext:value-type="float">
            <text:p>0.034625</text:p>
          </table:table-cell>
          <table:table-cell office:value-type="float" office:value="0.03235" calcext:value-type="float">
            <text:p>0.03235</text:p>
          </table:table-cell>
          <table:table-cell table:number-columns-repeated="2"/>
          <table:table-cell office:value-type="float" office:value="0.0048" calcext:value-type="float">
            <text:p>0.0048</text:p>
          </table:table-cell>
          <table:table-cell office:value-type="float" office:value="0.01362" calcext:value-type="float">
            <text:p>0.0136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59" calcext:value-type="float">
            <text:p>0.0059</text:p>
          </table:table-cell>
          <table:table-cell office:value-type="float" office:value="0.00386" calcext:value-type="float">
            <text:p>0.00386</text:p>
          </table:table-cell>
          <table:table-cell office:value-type="float" office:value="0.00266" calcext:value-type="float">
            <text:p>0.00266</text:p>
          </table:table-cell>
          <table:table-cell table:number-columns-repeated="2"/>
          <table:table-cell office:value-type="float" office:value="0.021" calcext:value-type="float">
            <text:p>0.021</text:p>
          </table:table-cell>
          <table:table-cell office:value-type="float" office:value="0.0294" calcext:value-type="float">
            <text:p>0.0294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1244" calcext:value-type="float">
            <text:p>0.01244</text:p>
          </table:table-cell>
          <table:table-cell office:value-type="float" office:value="0.0081" calcext:value-type="float">
            <text:p>0.0081</text:p>
          </table:table-cell>
          <table:table-cell table:number-columns-repeated="4"/>
        </table:table-row>
        <table:table-row table:style-name="ro1">
          <table:table-cell office:value-type="float" office:value="0.0054" calcext:value-type="float">
            <text:p>0.0054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4585" calcext:value-type="float">
            <text:p>0.04585</text:p>
          </table:table-cell>
          <table:table-cell office:value-type="float" office:value="0.0461" calcext:value-type="float">
            <text:p>0.0461</text:p>
          </table:table-cell>
          <table:table-cell office:value-type="float" office:value="0.043575" calcext:value-type="float">
            <text:p>0.043575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1742" calcext:value-type="float">
            <text:p>0.01742</text:p>
          </table:table-cell>
          <table:table-cell office:value-type="float" office:value="0.01176" calcext:value-type="float">
            <text:p>0.01176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562" calcext:value-type="float">
            <text:p>0.00562</text:p>
          </table:table-cell>
          <table:table-cell office:value-type="float" office:value="0.00458" calcext:value-type="float">
            <text:p>0.00458</text:p>
          </table:table-cell>
          <table:table-cell table:number-columns-repeated="2"/>
          <table:table-cell office:value-type="float" office:value="0.023" calcext:value-type="float">
            <text:p>0.023</text:p>
          </table:table-cell>
          <table:table-cell office:value-type="float" office:value="0.04802" calcext:value-type="float">
            <text:p>0.04802</text:p>
          </table:table-cell>
          <table:table-cell office:value-type="float" office:value="0.04228" calcext:value-type="float">
            <text:p>0.04228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0.03602" calcext:value-type="float">
            <text:p>0.03602</text:p>
          </table:table-cell>
          <table:table-cell table:number-columns-repeated="4"/>
        </table:table-row>
        <table:table-row table:style-name="ro1">
          <table:table-cell office:value-type="float" office:value="0.0056" calcext:value-type="float">
            <text:p>0.0056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5935" calcext:value-type="float">
            <text:p>0.05935</text:p>
          </table:table-cell>
          <table:table-cell office:value-type="float" office:value="0.0589" calcext:value-type="float">
            <text:p>0.0589</text:p>
          </table:table-cell>
          <table:table-cell office:value-type="float" office:value="0.060575" calcext:value-type="float">
            <text:p>0.060575</text:p>
          </table:table-cell>
          <table:table-cell office:value-type="float" office:value="0.061725" calcext:value-type="float">
            <text:p>0.061725</text:p>
          </table:table-cell>
          <table:table-cell table:number-columns-repeated="2"/>
          <table:table-cell office:value-type="float" office:value="0.0052" calcext:value-type="float">
            <text:p>0.0052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01466" calcext:value-type="float">
            <text:p>0.01466</text:p>
          </table:table-cell>
          <table:table-cell office:value-type="float" office:value="0.01114" calcext:value-type="float">
            <text:p>0.01114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0738" calcext:value-type="float">
            <text:p>0.00738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float" office:value="0.07218" calcext:value-type="float">
            <text:p>0.07218</text:p>
          </table:table-cell>
          <table:table-cell office:value-type="float" office:value="0.08102" calcext:value-type="float">
            <text:p>0.08102</text:p>
          </table:table-cell>
          <table:table-cell office:value-type="float" office:value="0.08882" calcext:value-type="float">
            <text:p>0.08882</text:p>
          </table:table-cell>
          <table:table-cell office:value-type="float" office:value="0.10776" calcext:value-type="float">
            <text:p>0.10776</text:p>
          </table:table-cell>
          <table:table-cell table:number-columns-repeated="4"/>
        </table:table-row>
        <table:table-row table:style-name="ro1">
          <table:table-cell office:value-type="float" office:value="0.0058" calcext:value-type="float">
            <text:p>0.0058</text:p>
          </table:table-cell>
          <table:table-cell office:value-type="float" office:value="0.070825" calcext:value-type="float">
            <text:p>0.07082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70025" calcext:value-type="float">
            <text:p>0.070025</text:p>
          </table:table-cell>
          <table:table-cell office:value-type="float" office:value="0.072675" calcext:value-type="float">
            <text:p>0.072675</text:p>
          </table:table-cell>
          <table:table-cell office:value-type="float" office:value="0.078625" calcext:value-type="float">
            <text:p>0.078625</text:p>
          </table:table-cell>
          <table:table-cell table:number-columns-repeated="2"/>
          <table:table-cell office:value-type="float" office:value="0.0054" calcext:value-type="float">
            <text:p>0.0054</text:p>
          </table:table-cell>
          <table:table-cell office:value-type="float" office:value="0.02708" calcext:value-type="float">
            <text:p>0.02708</text:p>
          </table:table-cell>
          <table:table-cell office:value-type="float" office:value="0.0202" calcext:value-type="float">
            <text:p>0.0202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01374" calcext:value-type="float">
            <text:p>0.01374</text:p>
          </table:table-cell>
          <table:table-cell office:value-type="float" office:value="0.0109" calcext:value-type="float">
            <text:p>0.0109</text:p>
          </table:table-cell>
          <table:table-cell table:number-columns-repeated="2"/>
          <table:table-cell office:value-type="float" office:value="0.027" calcext:value-type="float">
            <text:p>0.027</text:p>
          </table:table-cell>
          <table:table-cell office:value-type="float" office:value="0.1099" calcext:value-type="float">
            <text:p>0.1099</text:p>
          </table:table-cell>
          <table:table-cell office:value-type="float" office:value="0.1418" calcext:value-type="float">
            <text:p>0.1418</text:p>
          </table:table-cell>
          <table:table-cell office:value-type="float" office:value="0.18816" calcext:value-type="float">
            <text:p>0.18816</text:p>
          </table:table-cell>
          <table:table-cell office:value-type="float" office:value="0.2439" calcext:value-type="float">
            <text:p>0.2439</text:p>
          </table:table-cell>
          <table:table-cell table:number-columns-repeated="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8265" calcext:value-type="float">
            <text:p>0.08265</text:p>
          </table:table-cell>
          <table:table-cell office:value-type="float" office:value="0.079375" calcext:value-type="float">
            <text:p>0.079375</text:p>
          </table:table-cell>
          <table:table-cell office:value-type="float" office:value="0.086125" calcext:value-type="float">
            <text:p>0.086125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98875" calcext:value-type="float">
            <text:p>0.098875</text:p>
          </table:table-cell>
          <table:table-cell table:number-columns-repeated="2"/>
          <table:table-cell office:value-type="float" office:value="0.0056" calcext:value-type="float">
            <text:p>0.0056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2492" calcext:value-type="float">
            <text:p>0.02492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1824" calcext:value-type="float">
            <text:p>0.01824</text:p>
          </table:table-cell>
          <table:table-cell office:value-type="float" office:value="0.01702" calcext:value-type="float">
            <text:p>0.01702</text:p>
          </table:table-cell>
          <table:table-cell table:number-columns-repeated="2"/>
          <table:table-cell office:value-type="float" office:value="0.029" calcext:value-type="float">
            <text:p>0.029</text:p>
          </table:table-cell>
          <table:table-cell office:value-type="float" office:value="0.15456" calcext:value-type="float">
            <text:p>0.15456</text:p>
          </table:table-cell>
          <table:table-cell office:value-type="float" office:value="0.22622" calcext:value-type="float">
            <text:p>0.22622</text:p>
          </table:table-cell>
          <table:table-cell office:value-type="float" office:value="0.31846" calcext:value-type="float">
            <text:p>0.31846</text:p>
          </table:table-cell>
          <table:table-cell office:value-type="float" office:value="0.42166" calcext:value-type="float">
            <text:p>0.42166</text:p>
          </table:table-cell>
          <table:table-cell table:number-columns-repeated="4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91725" calcext:value-type="float">
            <text:p>0.091725</text:p>
          </table:table-cell>
          <table:table-cell office:value-type="float" office:value="0.096475" calcext:value-type="float">
            <text:p>0.096475</text:p>
          </table:table-cell>
          <table:table-cell office:value-type="float" office:value="0.10375" calcext:value-type="float">
            <text:p>0.10375</text:p>
          </table:table-cell>
          <table:table-cell office:value-type="float" office:value="0.113975" calcext:value-type="float">
            <text:p>0.113975</text:p>
          </table:table-cell>
          <table:table-cell office:value-type="float" office:value="0.125225" calcext:value-type="float">
            <text:p>0.125225</text:p>
          </table:table-cell>
          <table:table-cell table:number-columns-repeated="2"/>
          <table:table-cell office:value-type="float" office:value="0.0058" calcext:value-type="float">
            <text:p>0.0058</text:p>
          </table:table-cell>
          <table:table-cell office:value-type="float" office:value="0.03806" calcext:value-type="float">
            <text:p>0.03806</text:p>
          </table:table-cell>
          <table:table-cell office:value-type="float" office:value="0.03328" calcext:value-type="float">
            <text:p>0.03328</text:p>
          </table:table-cell>
          <table:table-cell office:value-type="float" office:value="0.03018" calcext:value-type="float">
            <text:p>0.03018</text:p>
          </table:table-cell>
          <table:table-cell office:value-type="float" office:value="0.02676" calcext:value-type="float">
            <text:p>0.02676</text:p>
          </table:table-cell>
          <table:table-cell office:value-type="float" office:value="0.02544" calcext:value-type="float">
            <text:p>0.02544</text:p>
          </table:table-cell>
          <table:table-cell table:number-columns-repeated="2"/>
          <table:table-cell office:value-type="float" office:value="0.031" calcext:value-type="float">
            <text:p>0.031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32002" calcext:value-type="float">
            <text:p>0.32002</text:p>
          </table:table-cell>
          <table:table-cell office:value-type="float" office:value="0.45872" calcext:value-type="float">
            <text:p>0.45872</text:p>
          </table:table-cell>
          <table:table-cell office:value-type="float" office:value="0.57944" calcext:value-type="float">
            <text:p>0.57944</text:p>
          </table:table-cell>
          <table:table-cell table:number-columns-repeated="4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11175" calcext:value-type="float">
            <text:p>0.111175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78" calcext:value-type="float">
            <text:p>0.1378</text:p>
          </table:table-cell>
          <table:table-cell office:value-type="float" office:value="0.158575" calcext:value-type="float">
            <text:p>0.158575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0.0426" calcext:value-type="float">
            <text:p>0.0426</text:p>
          </table:table-cell>
          <table:table-cell office:value-type="float" office:value="0.03722" calcext:value-type="float">
            <text:p>0.03722</text:p>
          </table:table-cell>
          <table:table-cell office:value-type="float" office:value="0.03748" calcext:value-type="float">
            <text:p>0.03748</text:p>
          </table:table-cell>
          <table:table-cell office:value-type="float" office:value="0.03692" calcext:value-type="float">
            <text:p>0.03692</text:p>
          </table:table-cell>
          <table:table-cell table:number-columns-repeated="2"/>
          <table:table-cell office:value-type="float" office:value="0.033" calcext:value-type="float">
            <text:p>0.033</text:p>
          </table:table-cell>
          <table:table-cell office:value-type="float" office:value="0.26218" calcext:value-type="float">
            <text:p>0.26218</text:p>
          </table:table-cell>
          <table:table-cell office:value-type="float" office:value="0.42316" calcext:value-type="float">
            <text:p>0.42316</text:p>
          </table:table-cell>
          <table:table-cell office:value-type="float" office:value="0.57666" calcext:value-type="float">
            <text:p>0.57666</text:p>
          </table:table-cell>
          <table:table-cell office:value-type="float" office:value="0.68222" calcext:value-type="float">
            <text:p>0.68222</text:p>
          </table:table-cell>
          <table:table-cell table:number-columns-repeated="4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1181" calcext:value-type="float">
            <text:p>0.1181</text:p>
          </table:table-cell>
          <table:table-cell office:value-type="float" office:value="0.129475" calcext:value-type="float">
            <text:p>0.129475</text:p>
          </table:table-cell>
          <table:table-cell office:value-type="float" office:value="0.142725" calcext:value-type="float">
            <text:p>0.142725</text:p>
          </table:table-cell>
          <table:table-cell office:value-type="float" office:value="0.165425" calcext:value-type="float">
            <text:p>0.165425</text:p>
          </table:table-cell>
          <table:table-cell office:value-type="float" office:value="0.188775" calcext:value-type="float">
            <text:p>0.188775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5436" calcext:value-type="float">
            <text:p>0.05436</text:p>
          </table:table-cell>
          <table:table-cell office:value-type="float" office:value="0.05246" calcext:value-type="float">
            <text:p>0.05246</text:p>
          </table:table-cell>
          <table:table-cell office:value-type="float" office:value="0.0534" calcext:value-type="float">
            <text:p>0.0534</text:p>
          </table:table-cell>
          <table:table-cell office:value-type="float" office:value="0.05168" calcext:value-type="float">
            <text:p>0.05168</text:p>
          </table:table-cell>
          <table:table-cell office:value-type="float" office:value="0.05056" calcext:value-type="float">
            <text:p>0.05056</text:p>
          </table:table-cell>
          <table:table-cell table:number-columns-repeated="2"/>
          <table:table-cell office:value-type="float" office:value="0.035" calcext:value-type="float">
            <text:p>0.035</text:p>
          </table:table-cell>
          <table:table-cell office:value-type="float" office:value="0.3229" calcext:value-type="float">
            <text:p>0.3229</text:p>
          </table:table-cell>
          <table:table-cell office:value-type="float" office:value="0.51366" calcext:value-type="float">
            <text:p>0.51366</text:p>
          </table:table-cell>
          <table:table-cell office:value-type="float" office:value="0.66226" calcext:value-type="float">
            <text:p>0.66226</text:p>
          </table:table-cell>
          <table:table-cell office:value-type="float" office:value="0.72714" calcext:value-type="float">
            <text:p>0.72714</text:p>
          </table:table-cell>
          <table:table-cell table:number-columns-repeated="4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427" calcext:value-type="float">
            <text:p>0.1427</text:p>
          </table:table-cell>
          <table:table-cell office:value-type="float" office:value="0.17135" calcext:value-type="float">
            <text:p>0.17135</text:p>
          </table:table-cell>
          <table:table-cell office:value-type="float" office:value="0.196125" calcext:value-type="float">
            <text:p>0.196125</text:p>
          </table:table-cell>
          <table:table-cell office:value-type="float" office:value="0.231025" calcext:value-type="float">
            <text:p>0.231025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06398" calcext:value-type="float">
            <text:p>0.06398</text:p>
          </table:table-cell>
          <table:table-cell office:value-type="float" office:value="0.06294" calcext:value-type="float">
            <text:p>0.06294</text:p>
          </table:table-cell>
          <table:table-cell office:value-type="float" office:value="0.06558" calcext:value-type="float">
            <text:p>0.06558</text:p>
          </table:table-cell>
          <table:table-cell office:value-type="float" office:value="0.06952" calcext:value-type="float">
            <text:p>0.06952</text:p>
          </table:table-cell>
          <table:table-cell office:value-type="float" office:value="0.0722" calcext:value-type="float">
            <text:p>0.0722</text:p>
          </table:table-cell>
          <table:table-cell table:number-columns-repeated="2"/>
          <table:table-cell office:value-type="float" office:value="0.037" calcext:value-type="float">
            <text:p>0.037</text:p>
          </table:table-cell>
          <table:table-cell office:value-type="float" office:value="0.38962" calcext:value-type="float">
            <text:p>0.38962</text:p>
          </table:table-cell>
          <table:table-cell office:value-type="float" office:value="0.59226" calcext:value-type="float">
            <text:p>0.59226</text:p>
          </table:table-cell>
          <table:table-cell office:value-type="float" office:value="0.71042" calcext:value-type="float">
            <text:p>0.71042</text:p>
          </table:table-cell>
          <table:table-cell office:value-type="float" office:value="0.74364" calcext:value-type="float">
            <text:p>0.74364</text:p>
          </table:table-cell>
          <table:table-cell table:number-columns-repeated="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144875" calcext:value-type="float">
            <text:p>0.144875</text:p>
          </table:table-cell>
          <table:table-cell office:value-type="float" office:value="0.163925" calcext:value-type="float">
            <text:p>0.163925</text:p>
          </table:table-cell>
          <table:table-cell office:value-type="float" office:value="0.1969" calcext:value-type="float">
            <text:p>0.1969</text:p>
          </table:table-cell>
          <table:table-cell office:value-type="float" office:value="0.2269" calcext:value-type="float">
            <text:p>0.2269</text:p>
          </table:table-cell>
          <table:table-cell office:value-type="float" office:value="0.268775" calcext:value-type="float">
            <text:p>0.268775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07688" calcext:value-type="float">
            <text:p>0.07688</text:p>
          </table:table-cell>
          <table:table-cell office:value-type="float" office:value="0.0772" calcext:value-type="float">
            <text:p>0.0772</text:p>
          </table:table-cell>
          <table:table-cell office:value-type="float" office:value="0.08078" calcext:value-type="float">
            <text:p>0.08078</text:p>
          </table:table-cell>
          <table:table-cell office:value-type="float" office:value="0.09096" calcext:value-type="float">
            <text:p>0.09096</text:p>
          </table:table-cell>
          <table:table-cell office:value-type="float" office:value="0.0948" calcext:value-type="float">
            <text:p>0.0948</text:p>
          </table:table-cell>
          <table:table-cell table:number-columns-repeated="2"/>
          <table:table-cell office:value-type="float" office:value="0.039" calcext:value-type="float">
            <text:p>0.039</text:p>
          </table:table-cell>
          <table:table-cell office:value-type="float" office:value="0.44496" calcext:value-type="float">
            <text:p>0.44496</text:p>
          </table:table-cell>
          <table:table-cell office:value-type="float" office:value="0.65138" calcext:value-type="float">
            <text:p>0.65138</text:p>
          </table:table-cell>
          <table:table-cell office:value-type="float" office:value="0.73396" calcext:value-type="float">
            <text:p>0.73396</text:p>
          </table:table-cell>
          <table:table-cell office:value-type="float" office:value="0.74874" calcext:value-type="float">
            <text:p>0.74874</text:p>
          </table:table-cell>
          <table:table-cell table:number-columns-repeated="4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156425" calcext:value-type="float">
            <text:p>0.156425</text:p>
          </table:table-cell>
          <table:table-cell office:value-type="float" office:value="0.186525" calcext:value-type="float">
            <text:p>0.186525</text:p>
          </table:table-cell>
          <table:table-cell office:value-type="float" office:value="0.22445" calcext:value-type="float">
            <text:p>0.22445</text:p>
          </table:table-cell>
          <table:table-cell office:value-type="float" office:value="0.2634" calcext:value-type="float">
            <text:p>0.2634</text:p>
          </table:table-cell>
          <table:table-cell office:value-type="float" office:value="0.309875" calcext:value-type="float">
            <text:p>0.309875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0904" calcext:value-type="float">
            <text:p>0.0904</text:p>
          </table:table-cell>
          <table:table-cell office:value-type="float" office:value="0.09044" calcext:value-type="float">
            <text:p>0.09044</text:p>
          </table:table-cell>
          <table:table-cell office:value-type="float" office:value="0.10234" calcext:value-type="float">
            <text:p>0.10234</text:p>
          </table:table-cell>
          <table:table-cell office:value-type="float" office:value="0.11228" calcext:value-type="float">
            <text:p>0.11228</text:p>
          </table:table-cell>
          <table:table-cell office:value-type="float" office:value="0.12222" calcext:value-type="float">
            <text:p>0.12222</text:p>
          </table:table-cell>
          <table:table-cell table:number-columns-repeated="11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Circuit level error MONOLITHIC --------TESTING VALUES</text:p>
          </table:table-cell>
          <table:table-cell table:style-name="ce1" table:number-columns-repeated="5"/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Circuit level error MONOLITHIC --------local method</text:p>
          </table:table-cell>
          <table:table-cell table:style-name="ce1" table:number-columns-repeated="5"/>
          <table:table-cell table:style-name="ce1" office:value-type="string" calcext:value-type="string">
            <text:p>Circuit level error MONOLITHIC --------rounds method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STRINGENT</text:p>
          </table:table-cell>
          <table:table-cell table:style-name="ce1" table:number-columns-repeated="3"/>
        </table:table-row>
        <table:table-row table:style-name="ro1">
          <table:table-cell office:value-type="float" office:value="0.0063" calcext:value-type="float">
            <text:p>0.0063</text:p>
          </table:table-cell>
          <table:table-cell/>
          <table:table-cell office:value-type="float" office:value="0.1018" calcext:value-type="float">
            <text:p>0.1018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11256" calcext:value-type="float">
            <text:p>0.11256</text:p>
          </table:table-cell>
          <table:table-cell office:value-type="float" office:value="0.12514" calcext:value-type="float">
            <text:p>0.12514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0.0064" calcext:value-type="float">
            <text:p>0.0064</text:p>
          </table:table-cell>
          <table:table-cell/>
          <table:table-cell office:value-type="float" office:value="0.10706" calcext:value-type="float">
            <text:p>0.10706</text:p>
          </table:table-cell>
          <table:table-cell office:value-type="float" office:value="0.11402" calcext:value-type="float">
            <text:p>0.11402</text:p>
          </table:table-cell>
          <table:table-cell office:value-type="float" office:value="0.12474" calcext:value-type="float">
            <text:p>0.12474</text:p>
          </table:table-cell>
          <table:table-cell office:value-type="float" office:value="0.14028" calcext:value-type="float">
            <text:p>0.14028</text:p>
          </table:table-cell>
          <table:table-cell table:number-columns-repeated="2"/>
          <table:table-cell office:value-type="float" office:value="0.0062" calcext:value-type="float">
            <text:p>0.0062</text:p>
          </table:table-cell>
          <table:table-cell office:value-type="float" office:value="0.09498" calcext:value-type="float">
            <text:p>0.09498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11534" calcext:value-type="float">
            <text:p>0.11534</text:p>
          </table:table-cell>
          <table:table-cell office:value-type="float" office:value="0.1284" calcext:value-type="float">
            <text:p>0.1284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516" calcext:value-type="float">
            <text:p>0.009516</text:p>
          </table:table-cell>
          <table:table-cell office:value-type="float" office:value="0.0084433" calcext:value-type="float">
            <text:p>0.0084433</text:p>
          </table:table-cell>
          <table:table-cell office:value-type="float" office:value="0.0082029" calcext:value-type="float">
            <text:p>0.0082029</text:p>
          </table:table-cell>
          <table:table-cell office:value-type="float" office:value="0.0077537" calcext:value-type="float">
            <text:p>0.0077537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127875" calcext:value-type="float">
            <text:p>0.0127875</text:p>
          </table:table-cell>
          <table:table-cell office:value-type="float" office:value="0.010485" calcext:value-type="float">
            <text:p>0.010485</text:p>
          </table:table-cell>
          <table:table-cell office:value-type="float" office:value="0.0103912" calcext:value-type="float">
            <text:p>0.0103912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/>
          <table:table-cell office:value-type="float" office:value="0.11916" calcext:value-type="float">
            <text:p>0.11916</text:p>
          </table:table-cell>
          <table:table-cell office:value-type="float" office:value="0.1229" calcext:value-type="float">
            <text:p>0.1229</text:p>
          </table:table-cell>
          <table:table-cell office:value-type="float" office:value="0.13702" calcext:value-type="float">
            <text:p>0.13702</text:p>
          </table:table-cell>
          <table:table-cell office:value-type="float" office:value="0.15088" calcext:value-type="float">
            <text:p>0.15088</text:p>
          </table:table-cell>
          <table:table-cell table:number-columns-repeated="2"/>
          <table:table-cell office:value-type="float" office:value="0.0064" calcext:value-type="float">
            <text:p>0.0064</text:p>
          </table:table-cell>
          <table:table-cell office:value-type="float" office:value="0.11156" calcext:value-type="float">
            <text:p>0.11156</text:p>
          </table:table-cell>
          <table:table-cell office:value-type="float" office:value="0.12032" calcext:value-type="float">
            <text:p>0.12032</text:p>
          </table:table-cell>
          <table:table-cell office:value-type="float" office:value="0.13784" calcext:value-type="float">
            <text:p>0.13784</text:p>
          </table:table-cell>
          <table:table-cell office:value-type="float" office:value="0.15702" calcext:value-type="float">
            <text:p>0.15702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688" calcext:value-type="float">
            <text:p>0.010688</text:p>
          </table:table-cell>
          <table:table-cell office:value-type="float" office:value="0.0102717" calcext:value-type="float">
            <text:p>0.0102717</text:p>
          </table:table-cell>
          <table:table-cell office:value-type="float" office:value="0.0097957" calcext:value-type="float">
            <text:p>0.0097957</text:p>
          </table:table-cell>
          <table:table-cell office:value-type="float" office:value="0.0097337" calcext:value-type="float">
            <text:p>0.0097337</text:p>
          </table:table-cell>
          <table:table-cell table:number-columns-repeated="2"/>
          <table:table-cell office:value-type="float" office:value="0.00725" calcext:value-type="float">
            <text:p>0.00725</text:p>
          </table:table-cell>
          <table:table-cell office:value-type="float" office:value="0.0149" calcext:value-type="float">
            <text:p>0.0149</text:p>
          </table:table-cell>
          <table:table-cell office:value-type="float" office:value="0.013405" calcext:value-type="float">
            <text:p>0.013405</text:p>
          </table:table-cell>
          <table:table-cell office:value-type="float" office:value="0.0137613" calcext:value-type="float">
            <text:p>0.0137613</text:p>
          </table:table-cell>
        </table:table-row>
        <table:table-row table:style-name="ro1">
          <table:table-cell office:value-type="float" office:value="0.0066" calcext:value-type="float">
            <text:p>0.0066</text:p>
          </table:table-cell>
          <table:table-cell/>
          <table:table-cell office:value-type="float" office:value="0.1288" calcext:value-type="float">
            <text:p>0.1288</text:p>
          </table:table-cell>
          <table:table-cell office:value-type="float" office:value="0.13386" calcext:value-type="float">
            <text:p>0.13386</text:p>
          </table:table-cell>
          <table:table-cell office:value-type="float" office:value="0.14956" calcext:value-type="float">
            <text:p>0.14956</text:p>
          </table:table-cell>
          <table:table-cell office:value-type="float" office:value="0.16984" calcext:value-type="float">
            <text:p>0.16984</text:p>
          </table:table-cell>
          <table:table-cell table:number-columns-repeated="2"/>
          <table:table-cell office:value-type="float" office:value="0.0066" calcext:value-type="float">
            <text:p>0.0066</text:p>
          </table:table-cell>
          <table:table-cell office:value-type="float" office:value="0.1259" calcext:value-type="float">
            <text:p>0.1259</text:p>
          </table:table-cell>
          <table:table-cell office:value-type="float" office:value="0.14422" calcext:value-type="float">
            <text:p>0.14422</text:p>
          </table:table-cell>
          <table:table-cell office:value-type="float" office:value="0.16538" calcext:value-type="float">
            <text:p>0.16538</text:p>
          </table:table-cell>
          <table:table-cell office:value-type="float" office:value="0.1907" calcext:value-type="float">
            <text:p>0.1907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0.012015" calcext:value-type="float">
            <text:p>0.012015</text:p>
          </table:table-cell>
          <table:table-cell office:value-type="float" office:value="0.0117114" calcext:value-type="float">
            <text:p>0.0117114</text:p>
          </table:table-cell>
          <table:table-cell office:value-type="float" office:value="0.0117175" calcext:value-type="float">
            <text:p>0.0117175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176925" calcext:value-type="float">
            <text:p>0.0176925</text:p>
          </table:table-cell>
          <table:table-cell office:value-type="float" office:value="0.01639" calcext:value-type="float">
            <text:p>0.01639</text:p>
          </table:table-cell>
          <table:table-cell office:value-type="float" office:value="0.01713" calcext:value-type="float">
            <text:p>0.01713</text:p>
          </table:table-cell>
        </table:table-row>
        <table:table-row table:style-name="ro1">
          <table:table-cell office:value-type="float" office:value="0.0067" calcext:value-type="float">
            <text:p>0.0067</text:p>
          </table:table-cell>
          <table:table-cell/>
          <table:table-cell office:value-type="float" office:value="0.13282" calcext:value-type="float">
            <text:p>0.13282</text:p>
          </table:table-cell>
          <table:table-cell office:value-type="float" office:value="0.14368" calcext:value-type="float">
            <text:p>0.14368</text:p>
          </table:table-cell>
          <table:table-cell office:value-type="float" office:value="0.16666" calcext:value-type="float">
            <text:p>0.16666</text:p>
          </table:table-cell>
          <table:table-cell office:value-type="float" office:value="0.18846" calcext:value-type="float">
            <text:p>0.18846</text:p>
          </table:table-cell>
          <table:table-cell table:number-columns-repeated="2"/>
          <table:table-cell office:value-type="float" office:value="0.0068" calcext:value-type="float">
            <text:p>0.0068</text:p>
          </table:table-cell>
          <table:table-cell office:value-type="float" office:value="0.1449" calcext:value-type="float">
            <text:p>0.1449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19644" calcext:value-type="float">
            <text:p>0.19644</text:p>
          </table:table-cell>
          <table:table-cell office:value-type="float" office:value="0.22724" calcext:value-type="float">
            <text:p>0.22724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36" calcext:value-type="float">
            <text:p>0.01436</text:p>
          </table:table-cell>
          <table:table-cell office:value-type="float" office:value="0.013965" calcext:value-type="float">
            <text:p>0.013965</text:p>
          </table:table-cell>
          <table:table-cell office:value-type="float" office:value="0.0137729" calcext:value-type="float">
            <text:p>0.0137729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02056" calcext:value-type="float">
            <text:p>0.02056</text:p>
          </table:table-cell>
          <table:table-cell office:value-type="float" office:value="0.0203183" calcext:value-type="float">
            <text:p>0.0203183</text:p>
          </table:table-cell>
          <table:table-cell office:value-type="float" office:value="0.0215262" calcext:value-type="float">
            <text:p>0.0215262</text:p>
          </table:table-cell>
        </table:table-row>
        <table:table-row table:style-name="ro1">
          <table:table-cell office:value-type="float" office:value="0.0068" calcext:value-type="float">
            <text:p>0.0068</text:p>
          </table:table-cell>
          <table:table-cell/>
          <table:table-cell office:value-type="float" office:value="0.14272" calcext:value-type="float">
            <text:p>0.14272</text:p>
          </table:table-cell>
          <table:table-cell office:value-type="float" office:value="0.15564" calcext:value-type="float">
            <text:p>0.15564</text:p>
          </table:table-cell>
          <table:table-cell office:value-type="float" office:value="0.17558" calcext:value-type="float">
            <text:p>0.17558</text:p>
          </table:table-cell>
          <table:table-cell office:value-type="float" office:value="0.20844" calcext:value-type="float">
            <text:p>0.20844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16576" calcext:value-type="float">
            <text:p>0.16576</text:p>
          </table:table-cell>
          <table:table-cell office:value-type="float" office:value="0.1972" calcext:value-type="float">
            <text:p>0.1972</text:p>
          </table:table-cell>
          <table:table-cell office:value-type="float" office:value="0.23076" calcext:value-type="float">
            <text:p>0.23076</text:p>
          </table:table-cell>
          <table:table-cell office:value-type="float" office:value="0.26684" calcext:value-type="float">
            <text:p>0.26684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5778" calcext:value-type="float">
            <text:p>0.015778</text:p>
          </table:table-cell>
          <table:table-cell office:value-type="float" office:value="0.01617" calcext:value-type="float">
            <text:p>0.01617</text:p>
          </table:table-cell>
          <table:table-cell office:value-type="float" office:value="0.0160671" calcext:value-type="float">
            <text:p>0.0160671</text:p>
          </table:table-cell>
          <table:table-cell office:value-type="float" office:value="0.0165475" calcext:value-type="float">
            <text:p>0.0165475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235875" calcext:value-type="float">
            <text:p>0.02358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6925" calcext:value-type="float">
            <text:p>0.0256925</text:p>
          </table:table-cell>
        </table:table-row>
        <table:table-row table:style-name="ro1">
          <table:table-cell office:value-type="float" office:value="0.0069" calcext:value-type="float">
            <text:p>0.0069</text:p>
          </table:table-cell>
          <table:table-cell/>
          <table:table-cell office:value-type="float" office:value="0.15368" calcext:value-type="float">
            <text:p>0.15368</text:p>
          </table:table-cell>
          <table:table-cell office:value-type="float" office:value="0.16764" calcext:value-type="float">
            <text:p>0.16764</text:p>
          </table:table-cell>
          <table:table-cell office:value-type="float" office:value="0.19576" calcext:value-type="float">
            <text:p>0.19576</text:p>
          </table:table-cell>
          <table:table-cell office:value-type="float" office:value="0.22852" calcext:value-type="float">
            <text:p>0.22852</text:p>
          </table:table-cell>
          <table:table-cell table:number-columns-repeated="2"/>
          <table:table-cell office:value-type="float" office:value="0.0072" calcext:value-type="float">
            <text:p>0.0072</text:p>
          </table:table-cell>
          <table:table-cell office:value-type="float" office:value="0.18968" calcext:value-type="float">
            <text:p>0.18968</text:p>
          </table:table-cell>
          <table:table-cell office:value-type="float" office:value="0.22184" calcext:value-type="float">
            <text:p>0.22184</text:p>
          </table:table-cell>
          <table:table-cell office:value-type="float" office:value="0.26746" calcext:value-type="float">
            <text:p>0.26746</text:p>
          </table:table-cell>
          <table:table-cell office:value-type="float" office:value="0.30538" calcext:value-type="float">
            <text:p>0.30538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8" calcext:value-type="float">
            <text:p>0.01848</text:p>
          </table:table-cell>
          <table:table-cell office:value-type="float" office:value="0.01894" calcext:value-type="float">
            <text:p>0.01894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027175" calcext:value-type="float">
            <text:p>0.027175</text:p>
          </table:table-cell>
          <table:table-cell office:value-type="float" office:value="0.0283033" calcext:value-type="float">
            <text:p>0.0283033</text:p>
          </table:table-cell>
          <table:table-cell office:value-type="float" office:value="0.0298025" calcext:value-type="float">
            <text:p>0.0298025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/>
          <table:table-cell office:value-type="float" office:value="0.16434" calcext:value-type="float">
            <text:p>0.16434</text:p>
          </table:table-cell>
          <table:table-cell office:value-type="float" office:value="0.17804" calcext:value-type="float">
            <text:p>0.17804</text:p>
          </table:table-cell>
          <table:table-cell office:value-type="float" office:value="0.20734" calcext:value-type="float">
            <text:p>0.20734</text:p>
          </table:table-cell>
          <table:table-cell office:value-type="float" office:value="0.24554" calcext:value-type="float">
            <text:p>0.24554</text:p>
          </table:table-cell>
          <table:table-cell table:number-columns-repeated="2"/>
          <table:table-cell office:value-type="float" office:value="0.0074" calcext:value-type="float">
            <text:p>0.0074</text:p>
          </table:table-cell>
          <table:table-cell office:value-type="float" office:value="0.20828" calcext:value-type="float">
            <text:p>0.20828</text:p>
          </table:table-cell>
          <table:table-cell office:value-type="float" office:value="0.25036" calcext:value-type="float">
            <text:p>0.25036</text:p>
          </table:table-cell>
          <table:table-cell office:value-type="float" office:value="0.30036" calcext:value-type="float">
            <text:p>0.30036</text:p>
          </table:table-cell>
          <table:table-cell office:value-type="float" office:value="0.3525" calcext:value-type="float">
            <text:p>0.3525</text:p>
          </table:table-cell>
          <table:table-cell table:number-columns-repeated="12"/>
        </table:table-row>
        <table:table-row table:style-name="ro1">
          <table:table-cell office:value-type="float" office:value="0.0071" calcext:value-type="float">
            <text:p>0.0071</text:p>
          </table:table-cell>
          <table:table-cell/>
          <table:table-cell office:value-type="float" office:value="0.17268" calcext:value-type="float">
            <text:p>0.17268</text:p>
          </table:table-cell>
          <table:table-cell office:value-type="float" office:value="0.1891" calcext:value-type="float">
            <text:p>0.1891</text:p>
          </table:table-cell>
          <table:table-cell office:value-type="float" office:value="0.22828" calcext:value-type="float">
            <text:p>0.22828</text:p>
          </table:table-cell>
          <table:table-cell table:number-columns-repeated="3"/>
          <table:table-cell office:value-type="float" office:value="0.0076" calcext:value-type="float">
            <text:p>0.0076</text:p>
          </table:table-cell>
          <table:table-cell office:value-type="float" office:value="0.2306" calcext:value-type="float">
            <text:p>0.2306</text:p>
          </table:table-cell>
          <table:table-cell office:value-type="float" office:value="0.28084" calcext:value-type="float">
            <text:p>0.28084</text:p>
          </table:table-cell>
          <table:table-cell office:value-type="float" office:value="0.33298" calcext:value-type="float">
            <text:p>0.33298</text:p>
          </table:table-cell>
          <table:table-cell office:value-type="float" office:value="0.39558" calcext:value-type="float">
            <text:p>0.39558</text:p>
          </table:table-cell>
          <table:table-cell table:number-columns-repeated="12"/>
        </table:table-row>
        <table:table-row table:style-name="ro1">
          <table:table-cell office:value-type="float" office:value="0.0072" calcext:value-type="float">
            <text:p>0.0072</text:p>
          </table:table-cell>
          <table:table-cell/>
          <table:table-cell office:value-type="float" office:value="0.18276" calcext:value-type="float">
            <text:p>0.18276</text:p>
          </table:table-cell>
          <table:table-cell office:value-type="float" office:value="0.20486" calcext:value-type="float">
            <text:p>0.20486</text:p>
          </table:table-cell>
          <table:table-cell office:value-type="float" office:value="0.24442" calcext:value-type="float">
            <text:p>0.24442</text:p>
          </table:table-cell>
          <table:table-cell table:number-columns-repeated="3"/>
          <table:table-cell office:value-type="float" office:value="0.0078" calcext:value-type="float">
            <text:p>0.0078</text:p>
          </table:table-cell>
          <table:table-cell office:value-type="float" office:value="0.25294" calcext:value-type="float">
            <text:p>0.25294</text:p>
          </table:table-cell>
          <table:table-cell office:value-type="float" office:value="0.31008" calcext:value-type="float">
            <text:p>0.31008</text:p>
          </table:table-cell>
          <table:table-cell office:value-type="float" office:value="0.3734" calcext:value-type="float">
            <text:p>0.3734</text:p>
          </table:table-cell>
          <table:table-cell office:value-type="float" office:value="0.43754" calcext:value-type="float">
            <text:p>0.43754</text:p>
          </table:table-cell>
          <table:table-cell table:number-columns-repeated="12"/>
        </table:table-row>
        <table:table-row table:style-name="ro1">
          <table:table-cell office:value-type="float" office:value="0.0073" calcext:value-type="float">
            <text:p>0.0073</text:p>
          </table:table-cell>
          <table:table-cell/>
          <table:table-cell office:value-type="float" office:value="0.19456" calcext:value-type="float">
            <text:p>0.19456</text:p>
          </table:table-cell>
          <table:table-cell office:value-type="float" office:value="0.21832" calcext:value-type="float">
            <text:p>0.21832</text:p>
          </table:table-cell>
          <table:table-cell office:value-type="float" office:value="0.25904" calcext:value-type="float">
            <text:p>0.25904</text:p>
          </table:table-cell>
          <table:table-cell table:number-columns-repeated="3"/>
          <table:table-cell office:value-type="float" office:value="0.008" calcext:value-type="float">
            <text:p>0.008</text:p>
          </table:table-cell>
          <table:table-cell office:value-type="float" office:value="0.28016" calcext:value-type="float">
            <text:p>0.28016</text:p>
          </table:table-cell>
          <table:table-cell office:value-type="float" office:value="0.3425" calcext:value-type="float">
            <text:p>0.3425</text:p>
          </table:table-cell>
          <table:table-cell office:value-type="float" office:value="0.41152" calcext:value-type="float">
            <text:p>0.41152</text:p>
          </table:table-cell>
          <table:table-cell table:formula="of:=0.02983*16" office:value-type="float" office:value="0.47728" calcext:value-type="float">
            <text:p>0.47728</text:p>
          </table:table-cell>
          <table:table-cell table:number-columns-repeated="12"/>
        </table:table-row>
        <table:table-row table:style-name="ro1">
          <table:table-cell office:value-type="float" office:value="0.0074" calcext:value-type="float">
            <text:p>0.0074</text:p>
          </table:table-cell>
          <table:table-cell/>
          <table:table-cell office:value-type="float" office:value="0.20526" calcext:value-type="float">
            <text:p>0.20526</text:p>
          </table:table-cell>
          <table:table-cell office:value-type="float" office:value="0.2333" calcext:value-type="float">
            <text:p>0.2333</text:p>
          </table:table-cell>
          <table:table-cell office:value-type="float" office:value="0.2756" calcext:value-type="float">
            <text:p>0.2756</text:p>
          </table:table-cell>
          <table:table-cell table:number-columns-repeated="3"/>
          <table:table-cell office:value-type="float" office:value="0.0082" calcext:value-type="float">
            <text:p>0.0082</text:p>
          </table:table-cell>
          <table:table-cell office:value-type="float" office:value="0.30418" calcext:value-type="float">
            <text:p>0.30418</text:p>
          </table:table-cell>
          <table:table-cell office:value-type="float" office:value="0.37678" calcext:value-type="float">
            <text:p>0.37678</text:p>
          </table:table-cell>
          <table:table-cell office:value-type="float" office:value="0.44534" calcext:value-type="float">
            <text:p>0.44534</text:p>
          </table:table-cell>
          <table:table-cell table:formula="of:=0.0323625*16" office:value-type="float" office:value="0.5178" calcext:value-type="float">
            <text:p>0.5178</text:p>
          </table:table-cell>
          <table:table-cell/>
          <table:table-cell table:style-name="ce1" office:value-type="string" calcext:value-type="string">
            <text:p>Circuit level error MONOLITHIC -------- reversed rounds method</text:p>
          </table:table-cell>
          <table:table-cell table:style-name="ce1" table:number-columns-repeated="4"/>
          <table:table-cell table:number-columns-repeated="6"/>
        </table:table-row>
        <table:table-row table:style-name="ro1">
          <table:table-cell table:number-columns-repeated="3"/>
          <table:table-cell office:value-type="float" office:value="0.24534" calcext:value-type="float">
            <text:p>0.24534</text:p>
          </table:table-cell>
          <table:table-cell office:value-type="float" office:value="0.29426" calcext:value-type="float">
            <text:p>0.29426</text:p>
          </table:table-cell>
          <table:table-cell table:number-columns-repeated="3"/>
          <table:table-cell office:value-type="float" office:value="0.0084" calcext:value-type="float">
            <text:p>0.0084</text:p>
          </table:table-cell>
          <table:table-cell office:value-type="float" office:value="0.32824" calcext:value-type="float">
            <text:p>0.32824</text:p>
          </table:table-cell>
          <table:table-cell office:value-type="float" office:value="0.40656" calcext:value-type="float">
            <text:p>0.40656</text:p>
          </table:table-cell>
          <table:table-cell office:value-type="float" office:value="0.4765" calcext:value-type="float">
            <text:p>0.4765</text:p>
          </table:table-cell>
          <table:table-cell table:formula="of:=0.034855*16" office:value-type="float" office:value="0.55768" calcext:value-type="float">
            <text:p>0.55768</text:p>
          </table:table-cell>
          <table:table-cell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6" calcext:value-type="float">
            <text:p>0.0086</text:p>
          </table:table-cell>
          <table:table-cell office:value-type="float" office:value="0.3565" calcext:value-type="float">
            <text:p>0.3565</text:p>
          </table:table-cell>
          <table:table-cell office:value-type="float" office:value="0.43468" calcext:value-type="float">
            <text:p>0.43468</text:p>
          </table:table-cell>
          <table:table-cell office:value-type="float" office:value="0.51862" calcext:value-type="float">
            <text:p>0.51862</text:p>
          </table:table-cell>
          <table:table-cell table:formula="of:=0.0367937*16" office:value-type="float" office:value="0.5886992" calcext:value-type="float">
            <text:p>0.5886992</text:p>
          </table:table-cell>
          <table:table-cell/>
          <table:table-cell office:value-type="float" office:value="0.0062" calcext:value-type="float">
            <text:p>0.0062</text:p>
          </table:table-cell>
          <table:table-cell office:value-type="float" office:value="0.009326" calcext:value-type="float">
            <text:p>0.009326</text:p>
          </table:table-cell>
          <table:table-cell office:value-type="float" office:value="0.00862" calcext:value-type="float">
            <text:p>0.00862</text:p>
          </table:table-cell>
          <table:table-cell office:value-type="float" office:value="0.0078557" calcext:value-type="float">
            <text:p>0.0078557</text:p>
          </table:table-cell>
          <table:table-cell office:value-type="float" office:value="0.0077638" calcext:value-type="float">
            <text:p>0.00776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88" calcext:value-type="float">
            <text:p>0.0088</text:p>
          </table:table-cell>
          <table:table-cell office:value-type="float" office:value="0.38534" calcext:value-type="float">
            <text:p>0.38534</text:p>
          </table:table-cell>
          <table:table-cell office:value-type="float" office:value="0.46594" calcext:value-type="float">
            <text:p>0.46594</text:p>
          </table:table-cell>
          <table:table-cell office:value-type="float" office:value="0.5496" calcext:value-type="float">
            <text:p>0.5496</text:p>
          </table:table-cell>
          <table:table-cell table:formula="of:=0.0385525*16" office:value-type="float" office:value="0.61684" calcext:value-type="float">
            <text:p>0.61684</text:p>
          </table:table-cell>
          <table:table-cell/>
          <table:table-cell office:value-type="float" office:value="0.0064" calcext:value-type="float">
            <text:p>0.0064</text:p>
          </table:table-cell>
          <table:table-cell office:value-type="float" office:value="0.010872" calcext:value-type="float">
            <text:p>0.010872</text:p>
          </table:table-cell>
          <table:table-cell office:value-type="float" office:value="0.0100883" calcext:value-type="float">
            <text:p>0.0100883</text:p>
          </table:table-cell>
          <table:table-cell office:value-type="float" office:value="0.0099486" calcext:value-type="float">
            <text:p>0.0099486</text:p>
          </table:table-cell>
          <table:table-cell office:value-type="float" office:value="0.0097038" calcext:value-type="float">
            <text:p>0.00970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" calcext:value-type="float">
            <text:p>0.009</text:p>
          </table:table-cell>
          <table:table-cell office:value-type="float" office:value="0.41176" calcext:value-type="float">
            <text:p>0.41176</text:p>
          </table:table-cell>
          <table:table-cell office:value-type="float" office:value="0.49778" calcext:value-type="float">
            <text:p>0.49778</text:p>
          </table:table-cell>
          <table:table-cell office:value-type="float" office:value="0.58174" calcext:value-type="float">
            <text:p>0.58174</text:p>
          </table:table-cell>
          <table:table-cell table:formula="of:=0.0403763*16" office:value-type="float" office:value="0.6460208" calcext:value-type="float">
            <text:p>0.6460208</text:p>
          </table:table-cell>
          <table:table-cell/>
          <table:table-cell office:value-type="float" office:value="0.0066" calcext:value-type="float">
            <text:p>0.0066</text:p>
          </table:table-cell>
          <table:table-cell office:value-type="float" office:value="0.012466" calcext:value-type="float">
            <text:p>0.012466</text:p>
          </table:table-cell>
          <table:table-cell office:value-type="float" office:value="0.0119667" calcext:value-type="float">
            <text:p>0.0119667</text:p>
          </table:table-cell>
          <table:table-cell office:value-type="float" office:value="0.0114729" calcext:value-type="float">
            <text:p>0.0114729</text:p>
          </table:table-cell>
          <table:table-cell office:value-type="float" office:value="0.0118375" calcext:value-type="float">
            <text:p>0.0118375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2" calcext:value-type="float">
            <text:p>0.0092</text:p>
          </table:table-cell>
          <table:table-cell office:value-type="float" office:value="0.43716" calcext:value-type="float">
            <text:p>0.43716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1134" calcext:value-type="float">
            <text:p>0.61134</text:p>
          </table:table-cell>
          <table:table-cell table:formula="of:=0.0419638*16" office:value-type="float" office:value="0.6714208" calcext:value-type="float">
            <text:p>0.6714208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0.014218" calcext:value-type="float">
            <text:p>0.014218</text:p>
          </table:table-cell>
          <table:table-cell office:value-type="float" office:value="0.0140233" calcext:value-type="float">
            <text:p>0.0140233</text:p>
          </table:table-cell>
          <table:table-cell office:value-type="float" office:value="0.0136871" calcext:value-type="float">
            <text:p>0.0136871</text:p>
          </table:table-cell>
          <table:table-cell office:value-type="float" office:value="0.0140338" calcext:value-type="float">
            <text:p>0.014033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4" calcext:value-type="float">
            <text:p>0.0094</text:p>
          </table:table-cell>
          <table:table-cell office:value-type="float" office:value="0.45644" calcext:value-type="float">
            <text:p>0.45644</text:p>
          </table:table-cell>
          <table:table-cell office:value-type="float" office:value="0.56002" calcext:value-type="float">
            <text:p>0.56002</text:p>
          </table:table-cell>
          <table:table-cell office:value-type="float" office:value="0.63546" calcext:value-type="float">
            <text:p>0.63546</text:p>
          </table:table-cell>
          <table:table-cell table:formula="of:=0.0435763*16" office:value-type="float" office:value="0.6972208" calcext:value-type="float">
            <text:p>0.697220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16086" calcext:value-type="float">
            <text:p>0.016086</text:p>
          </table:table-cell>
          <table:table-cell office:value-type="float" office:value="0.01601" calcext:value-type="float">
            <text:p>0.01601</text:p>
          </table:table-cell>
          <table:table-cell office:value-type="float" office:value="0.0159257" calcext:value-type="float">
            <text:p>0.0159257</text:p>
          </table:table-cell>
          <table:table-cell office:value-type="float" office:value="0.0165088" calcext:value-type="float">
            <text:p>0.0165088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float" office:value="0.0096" calcext:value-type="float">
            <text:p>0.0096</text:p>
          </table:table-cell>
          <table:table-cell office:value-type="float" office:value="0.48636" calcext:value-type="float">
            <text:p>0.48636</text:p>
          </table:table-cell>
          <table:table-cell office:value-type="float" office:value="0.58458" calcext:value-type="float">
            <text:p>0.58458</text:p>
          </table:table-cell>
          <table:table-cell office:value-type="float" office:value="0.66216" calcext:value-type="float">
            <text:p>0.66216</text:p>
          </table:table-cell>
          <table:table-cell table:formula="of:=0.0447125*16" office:value-type="float" office:value="0.7154" calcext:value-type="float">
            <text:p>0.7154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0.018196" calcext:value-type="float">
            <text:p>0.018196</text:p>
          </table:table-cell>
          <table:table-cell office:value-type="float" office:value="0.01816" calcext:value-type="float">
            <text:p>0.01816</text:p>
          </table:table-cell>
          <table:table-cell office:value-type="float" office:value="0.01849" calcext:value-type="float">
            <text:p>0.01849</text:p>
          </table:table-cell>
          <table:table-cell office:value-type="float" office:value="0.0190688" calcext:value-type="float">
            <text:p>0.0190688</text:p>
          </table:table-cell>
          <table:table-cell table:number-columns-repeated="6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############################################################################### TESTING CLASSICAL ERASURE </text:p>
          </table:table-cell>
          <table:table-cell table:number-columns-repeated="3"/>
          <table:table-cell table:style-name="ce1"/>
          <table:table-cell table:number-columns-repeated="20"/>
        </table:table-row>
        <table:table-row table:style-name="ro1">
          <table:table-cell table:number-columns-repeated="4"/>
          <table:table-cell table:style-name="ce1"/>
          <table:table-cell table:number-columns-repeated="20"/>
        </table:table-row>
        <table:table-row table:style-name="ro1">
          <table:table-cell table:style-name="ce1" office:value-type="string" calcext:value-type="string">
            <text:p>MONOLITHIC -------- ignore = 0.025</text:p>
          </table:table-cell>
          <table:table-cell table:style-name="ce1" table:number-columns-repeated="4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794" calcext:value-type="float">
            <text:p>0.00794</text:p>
          </table:table-cell>
          <table:table-cell office:value-type="float" office:value="0.0069817" calcext:value-type="float">
            <text:p>0.0069817</text:p>
          </table:table-cell>
          <table:table-cell office:value-type="float" office:value="0.0065643" calcext:value-type="float">
            <text:p>0.0065643</text:p>
          </table:table-cell>
          <table:table-cell office:value-type="float" office:value="0.0063762" calcext:value-type="float">
            <text:p>0.006376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366" calcext:value-type="float">
            <text:p>0.009366</text:p>
          </table:table-cell>
          <table:table-cell office:value-type="float" office:value="0.0084933" calcext:value-type="float">
            <text:p>0.0084933</text:p>
          </table:table-cell>
          <table:table-cell office:value-type="float" office:value="0.0080329" calcext:value-type="float">
            <text:p>0.0080329</text:p>
          </table:table-cell>
          <table:table-cell office:value-type="float" office:value="0.0080563" calcext:value-type="float">
            <text:p>0.008056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9457" calcext:value-type="float">
            <text:p>0.0099457</text:p>
          </table:table-cell>
          <table:table-cell office:value-type="float" office:value="0.009935" calcext:value-type="float">
            <text:p>0.00993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0120133" calcext:value-type="float">
            <text:p>0.0120133</text:p>
          </table:table-cell>
          <table:table-cell office:value-type="float" office:value="0.0117243" calcext:value-type="float">
            <text:p>0.0117243</text:p>
          </table:table-cell>
          <table:table-cell office:value-type="float" office:value="0.0120737" calcext:value-type="float">
            <text:p>0.0120737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598" calcext:value-type="float">
            <text:p>0.014598</text:p>
          </table:table-cell>
          <table:table-cell office:value-type="float" office:value="0.0138383" calcext:value-type="float">
            <text:p>0.0138383</text:p>
          </table:table-cell>
          <table:table-cell office:value-type="float" office:value="0.0138586" calcext:value-type="float">
            <text:p>0.0138586</text:p>
          </table:table-cell>
          <table:table-cell office:value-type="float" office:value="0.0141825" calcext:value-type="float">
            <text:p>0.014182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406" calcext:value-type="float">
            <text:p>0.016406</text:p>
          </table:table-cell>
          <table:table-cell office:value-type="float" office:value="0.016115" calcext:value-type="float">
            <text:p>0.016115</text:p>
          </table:table-cell>
          <table:table-cell office:value-type="float" office:value="0.0163143" calcext:value-type="float">
            <text:p>0.0163143</text:p>
          </table:table-cell>
          <table:table-cell office:value-type="float" office:value="0.0167775" calcext:value-type="float">
            <text:p>0.016777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322" calcext:value-type="float">
            <text:p>0.018322</text:p>
          </table:table-cell>
          <table:table-cell office:value-type="float" office:value="0.0183217" calcext:value-type="float">
            <text:p>0.0183217</text:p>
          </table:table-cell>
          <table:table-cell office:value-type="float" office:value="0.0186786" calcext:value-type="float">
            <text:p>0.0186786</text:p>
          </table:table-cell>
          <table:table-cell office:value-type="float" office:value="0.0192987" calcext:value-type="float">
            <text:p>0.0192987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0.0203033" calcext:value-type="float">
            <text:p>0.0203033</text:p>
          </table:table-cell>
          <table:table-cell office:value-type="float" office:value="0.0211829" calcext:value-type="float">
            <text:p>0.0211829</text:p>
          </table:table-cell>
          <table:table-cell office:value-type="float" office:value="0.0222063" calcext:value-type="float">
            <text:p>0.0222063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2634" calcext:value-type="float">
            <text:p>0.022634</text:p>
          </table:table-cell>
          <table:table-cell office:value-type="float" office:value="0.0231283" calcext:value-type="float">
            <text:p>0.0231283</text:p>
          </table:table-cell>
          <table:table-cell office:value-type="float" office:value="0.0240143" calcext:value-type="float">
            <text:p>0.0240143</text:p>
          </table:table-cell>
          <table:table-cell office:value-type="float" office:value="0.0247875" calcext:value-type="float">
            <text:p>0.0247875</text:p>
          </table:table-cell>
          <table:table-cell table:number-columns-repeated="20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18" calcext:value-type="float">
            <text:p>0.025218</text:p>
          </table:table-cell>
          <table:table-cell office:value-type="float" office:value="0.0255633" calcext:value-type="float">
            <text:p>0.0255633</text:p>
          </table:table-cell>
          <table:table-cell office:value-type="float" office:value="0.0265171" calcext:value-type="float">
            <text:p>0.0265171</text:p>
          </table:table-cell>
          <table:table-cell office:value-type="float" office:value="0.02739" calcext:value-type="float">
            <text:p>0.02739</text:p>
          </table:table-cell>
          <table:table-cell table:number-columns-repeated="20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792" calcext:value-type="float">
            <text:p>0.027792</text:p>
          </table:table-cell>
          <table:table-cell office:value-type="float" office:value="0.0283017" calcext:value-type="float">
            <text:p>0.0283017</text:p>
          </table:table-cell>
          <table:table-cell office:value-type="float" office:value="0.0290157" calcext:value-type="float">
            <text:p>0.0290157</text:p>
          </table:table-cell>
          <table:table-cell office:value-type="float" office:value="0.0298425" calcext:value-type="float">
            <text:p>0.0298425</text:p>
          </table:table-cell>
          <table:table-cell table:number-columns-repeated="20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978" calcext:value-type="float">
            <text:p>0.029978</text:p>
          </table:table-cell>
          <table:table-cell office:value-type="float" office:value="0.0308783" calcext:value-type="float">
            <text:p>0.0308783</text:p>
          </table:table-cell>
          <table:table-cell office:value-type="float" office:value="0.0317314" calcext:value-type="float">
            <text:p>0.0317314</text:p>
          </table:table-cell>
          <table:table-cell office:value-type="float" office:value="0.0320688" calcext:value-type="float">
            <text:p>0.0320688</text:p>
          </table:table-cell>
          <table:table-cell table:number-columns-repeated="20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style-name="ce1" office:value-type="string" calcext:value-type="string">
            <text:p>MONOLITHIC -------- ignore = 0.05</text:p>
          </table:table-cell>
          <table:table-cell table:style-name="ce1" table:number-columns-repeated="4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8554" calcext:value-type="float">
            <text:p>0.008554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067886" calcext:value-type="float">
            <text:p>0.0067886</text:p>
          </table:table-cell>
          <table:table-cell office:value-type="float" office:value="0.0065912" calcext:value-type="float">
            <text:p>0.0065912</text:p>
          </table:table-cell>
          <table:table-cell table:number-columns-repeated="20"/>
        </table:table-row>
        <table:table-row table:style-name="ro1">
          <table:table-cell office:value-type="float" office:value="0.0062" calcext:value-type="float">
            <text:p>0.0062</text:p>
          </table:table-cell>
          <table:table-cell office:value-type="float" office:value="0.00946" calcext:value-type="float">
            <text:p>0.00946</text:p>
          </table:table-cell>
          <table:table-cell office:value-type="float" office:value="0.0087233" calcext:value-type="float">
            <text:p>0.0087233</text:p>
          </table:table-cell>
          <table:table-cell office:value-type="float" office:value="0.0082271" calcext:value-type="float">
            <text:p>0.0082271</text:p>
          </table:table-cell>
          <table:table-cell office:value-type="float" office:value="0.00823" calcext:value-type="float">
            <text:p>0.00823</text:p>
          </table:table-cell>
          <table:table-cell table:number-columns-repeated="20"/>
        </table:table-row>
        <table:table-row table:style-name="ro1">
          <table:table-cell office:value-type="float" office:value="0.0064" calcext:value-type="float">
            <text:p>0.0064</text:p>
          </table:table-cell>
          <table:table-cell office:value-type="float" office:value="0.010916" calcext:value-type="float">
            <text:p>0.010916</text:p>
          </table:table-cell>
          <table:table-cell office:value-type="float" office:value="0.0102983" calcext:value-type="float">
            <text:p>0.0102983</text:p>
          </table:table-cell>
          <table:table-cell office:value-type="float" office:value="0.0100814" calcext:value-type="float">
            <text:p>0.0100814</text:p>
          </table:table-cell>
          <table:table-cell office:value-type="float" office:value="0.010295" calcext:value-type="float">
            <text:p>0.010295</text:p>
          </table:table-cell>
          <table:table-cell table:number-columns-repeated="20"/>
        </table:table-row>
        <table:table-row table:style-name="ro1">
          <table:table-cell office:value-type="float" office:value="0.0066" calcext:value-type="float">
            <text:p>0.0066</text:p>
          </table:table-cell>
          <table:table-cell office:value-type="float" office:value="0.012836" calcext:value-type="float">
            <text:p>0.012836</text:p>
          </table:table-cell>
          <table:table-cell office:value-type="float" office:value="0.0121467" calcext:value-type="float">
            <text:p>0.0121467</text:p>
          </table:table-cell>
          <table:table-cell office:value-type="float" office:value="0.0118429" calcext:value-type="float">
            <text:p>0.0118429</text:p>
          </table:table-cell>
          <table:table-cell office:value-type="float" office:value="0.0119825" calcext:value-type="float">
            <text:p>0.0119825</text:p>
          </table:table-cell>
          <table:table-cell table:number-columns-repeated="20"/>
        </table:table-row>
        <table:table-row table:style-name="ro1">
          <table:table-cell office:value-type="float" office:value="0.0068" calcext:value-type="float">
            <text:p>0.0068</text:p>
          </table:table-cell>
          <table:table-cell office:value-type="float" office:value="0.014262" calcext:value-type="float">
            <text:p>0.014262</text:p>
          </table:table-cell>
          <table:table-cell office:value-type="float" office:value="0.014155" calcext:value-type="float">
            <text:p>0.014155</text:p>
          </table:table-cell>
          <table:table-cell office:value-type="float" office:value="0.0142871" calcext:value-type="float">
            <text:p>0.0142871</text:p>
          </table:table-cell>
          <table:table-cell office:value-type="float" office:value="0.014455" calcext:value-type="float">
            <text:p>0.014455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63283" calcext:value-type="float">
            <text:p>0.0163283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0.0171225" calcext:value-type="float">
            <text:p>0.0171225</text:p>
          </table:table-cell>
          <table:table-cell table:number-columns-repeated="20"/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18534" calcext:value-type="float">
            <text:p>0.018534</text:p>
          </table:table-cell>
          <table:table-cell office:value-type="float" office:value="0.0182633" calcext:value-type="float">
            <text:p>0.0182633</text:p>
          </table:table-cell>
          <table:table-cell office:value-type="float" office:value="0.0188929" calcext:value-type="float">
            <text:p>0.0188929</text:p>
          </table:table-cell>
          <table:table-cell office:value-type="float" office:value="0.0194713" calcext:value-type="float">
            <text:p>0.0194713</text:p>
          </table:table-cell>
          <table:table-cell table:number-columns-repeated="20"/>
        </table:table-row>
        <table:table-row table:style-name="ro1">
          <table:table-cell office:value-type="float" office:value="0.0074" calcext:value-type="float">
            <text:p>0.0074</text:p>
          </table:table-cell>
          <table:table-cell office:value-type="float" office:value="0.020716" calcext:value-type="float">
            <text:p>0.020716</text:p>
          </table:table-cell>
          <table:table-cell office:value-type="float" office:value="0.0207683" calcext:value-type="float">
            <text:p>0.0207683</text:p>
          </table:table-cell>
          <table:table-cell office:value-type="float" office:value="0.0211929" calcext:value-type="float">
            <text:p>0.0211929</text:p>
          </table:table-cell>
          <table:table-cell office:value-type="float" office:value="0.0221187" calcext:value-type="float">
            <text:p>0.0221187</text:p>
          </table:table-cell>
          <table:table-cell table:number-columns-repeated="20"/>
        </table:table-row>
        <table:table-row table:style-name="ro1">
          <table:table-cell office:value-type="float" office:value="0.0076" calcext:value-type="float">
            <text:p>0.0076</text:p>
          </table:table-cell>
          <table:table-cell office:value-type="float" office:value="0.02307" calcext:value-type="float">
            <text:p>0.02307</text:p>
          </table:table-cell>
          <table:table-cell office:value-type="float" office:value="0.0229767" calcext:value-type="float">
            <text:p>0.0229767</text:p>
          </table:table-cell>
          <table:table-cell office:value-type="float" office:value="0.0239871" calcext:value-type="float">
            <text:p>0.0239871</text:p>
          </table:table-cell>
          <table:table-cell table:number-columns-repeated="21"/>
        </table:table-row>
        <table:table-row table:style-name="ro1">
          <table:table-cell office:value-type="float" office:value="0.0078" calcext:value-type="float">
            <text:p>0.0078</text:p>
          </table:table-cell>
          <table:table-cell office:value-type="float" office:value="0.0252" calcext:value-type="float">
            <text:p>0.0252</text:p>
          </table:table-cell>
          <table:table-cell office:value-type="float" office:value="0.0256967" calcext:value-type="float">
            <text:p>0.0256967</text:p>
          </table:table-cell>
          <table:table-cell office:value-type="float" office:value="0.02651" calcext:value-type="float">
            <text:p>0.02651</text:p>
          </table:table-cell>
          <table:table-cell table:number-columns-repeated="21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27324" calcext:value-type="float">
            <text:p>0.027324</text:p>
          </table:table-cell>
          <table:table-cell office:value-type="float" office:value="0.0281933" calcext:value-type="float">
            <text:p>0.0281933</text:p>
          </table:table-cell>
          <table:table-cell office:value-type="float" office:value="0.0292671" calcext:value-type="float">
            <text:p>0.0292671</text:p>
          </table:table-cell>
          <table:table-cell table:number-columns-repeated="21"/>
        </table:table-row>
        <table:table-row table:style-name="ro1">
          <table:table-cell office:value-type="float" office:value="0.0082" calcext:value-type="float">
            <text:p>0.0082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0308633" calcext:value-type="float">
            <text:p>0.0308633</text:p>
          </table:table-cell>
          <table:table-cell office:value-type="float" office:value="0.0321529" calcext:value-type="float">
            <text:p>0.0321529</text:p>
          </table:table-cell>
          <table:table-cell table:number-columns-repeated="21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office:value-type="string" calcext:value-type="string">
            <text:p>##########################################################################################################################################################################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################################################################################ RELEVANT THRESHOLDS </text:p>
          </table:table-cell>
          <table:table-cell table:number-columns-repeated="24"/>
        </table:table-row>
        <table:table-row table:style-name="ro1">
          <table:table-cell table:number-columns-repeated="25"/>
        </table:table-row>
        <table:table-row table:style-name="ro1">
          <table:table-cell table:style-name="ce1" office:value-type="string" calcext:value-type="string">
            <text:p>Threshold a0 – single_rounds ignore=0.05</text:p>
          </table:table-cell>
          <table:table-cell table:style-name="ce1" table:number-columns-repeated="4"/>
          <table:table-cell table:number-columns-repeated="2"/>
          <table:table-cell table:style-name="ce1" office:value-type="string" calcext:value-type="string">
            <text:p>Threshold a0 parallel – single_rounds ignore=0.05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634" calcext:value-type="float">
            <text:p>0.009634</text:p>
          </table:table-cell>
          <table:table-cell office:value-type="float" office:value="0.0087667" calcext:value-type="float">
            <text:p>0.0087667</text:p>
          </table:table-cell>
          <table:table-cell office:value-type="float" office:value="0.0084043" calcext:value-type="float">
            <text:p>0.0084043</text:p>
          </table:table-cell>
          <table:table-cell office:value-type="float" office:value="0.0083288" calcext:value-type="float">
            <text:p>0.0083288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0.007988" calcext:value-type="float">
            <text:p>0.007988</text:p>
          </table:table-cell>
          <table:table-cell/>
          <table:table-cell office:value-type="float" office:value="0.00647" calcext:value-type="float">
            <text:p>0.00647</text:p>
          </table:table-cell>
          <table:table-cell office:value-type="float" office:value="0.0061713" calcext:value-type="float">
            <text:p>0.0061713</text:p>
          </table:table-cell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0768" calcext:value-type="float">
            <text:p>0.010768</text:p>
          </table:table-cell>
          <table:table-cell office:value-type="float" office:value="0.0098017" calcext:value-type="float">
            <text:p>0.0098017</text:p>
          </table:table-cell>
          <table:table-cell office:value-type="float" office:value="0.0099214" calcext:value-type="float">
            <text:p>0.0099214</text:p>
          </table:table-cell>
          <table:table-cell office:value-type="float" office:value="0.0094338" calcext:value-type="float">
            <text:p>0.0094338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float" office:value="0.008516" calcext:value-type="float">
            <text:p>0.008516</text:p>
          </table:table-cell>
          <table:table-cell office:value-type="float" office:value="0.0076267" calcext:value-type="float">
            <text:p>0.0076267</text:p>
          </table:table-cell>
          <table:table-cell office:value-type="float" office:value="0.0073086" calcext:value-type="float">
            <text:p>0.0073086</text:p>
          </table:table-cell>
          <table:table-cell office:value-type="float" office:value="0.0069688" calcext:value-type="float">
            <text:p>0.0069688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1608" calcext:value-type="float">
            <text:p>0.011608</text:p>
          </table:table-cell>
          <table:table-cell office:value-type="float" office:value="0.0108767" calcext:value-type="float">
            <text:p>0.0108767</text:p>
          </table:table-cell>
          <table:table-cell office:value-type="float" office:value="0.0108429" calcext:value-type="float">
            <text:p>0.0108429</text:p>
          </table:table-cell>
          <table:table-cell office:value-type="float" office:value="0.0109587" calcext:value-type="float">
            <text:p>0.0109587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0.009196" calcext:value-type="float">
            <text:p>0.009196</text:p>
          </table:table-cell>
          <table:table-cell office:value-type="float" office:value="0.0084217" calcext:value-type="float">
            <text:p>0.0084217</text:p>
          </table:table-cell>
          <table:table-cell office:value-type="float" office:value="0.00802" calcext:value-type="float">
            <text:p>0.00802</text:p>
          </table:table-cell>
          <table:table-cell office:value-type="float" office:value="0.0079225" calcext:value-type="float">
            <text:p>0.0079225</text:p>
          </table:table-cell>
          <table:table-cell table:number-columns-repeated="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3362" calcext:value-type="float">
            <text:p>0.013362</text:p>
          </table:table-cell>
          <table:table-cell office:value-type="float" office:value="0.013005" calcext:value-type="float">
            <text:p>0.013005</text:p>
          </table:table-cell>
          <table:table-cell office:value-type="float" office:value="0.01312" calcext:value-type="float">
            <text:p>0.01312</text:p>
          </table:table-cell>
          <table:table-cell office:value-type="float" office:value="0.0131088" calcext:value-type="float">
            <text:p>0.0131088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float" office:value="0.010018" calcext:value-type="float">
            <text:p>0.010018</text:p>
          </table:table-cell>
          <table:table-cell office:value-type="float" office:value="0.00948" calcext:value-type="float">
            <text:p>0.00948</text:p>
          </table:table-cell>
          <table:table-cell office:value-type="float" office:value="0.0091614" calcext:value-type="float">
            <text:p>0.0091614</text:p>
          </table:table-cell>
          <table:table-cell office:value-type="float" office:value="0.0090612" calcext:value-type="float">
            <text:p>0.0090612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4548" calcext:value-type="float">
            <text:p>0.014548</text:p>
          </table:table-cell>
          <table:table-cell office:value-type="float" office:value="0.0144617" calcext:value-type="float">
            <text:p>0.0144617</text:p>
          </table:table-cell>
          <table:table-cell office:value-type="float" office:value="0.0147243" calcext:value-type="float">
            <text:p>0.0147243</text:p>
          </table:table-cell>
          <table:table-cell office:value-type="float" office:value="0.0150337" calcext:value-type="float">
            <text:p>0.0150337</text:p>
          </table:table-cell>
          <table:table-cell table:number-columns-repeated="2"/>
          <table:table-cell office:value-type="float" office:value="2500" calcext:value-type="float">
            <text:p>2500</text:p>
          </table:table-cell>
          <table:table-cell office:value-type="float" office:value="0.010842" calcext:value-type="float">
            <text:p>0.010842</text:p>
          </table:table-cell>
          <table:table-cell office:value-type="float" office:value="0.010315" calcext:value-type="float">
            <text:p>0.010315</text:p>
          </table:table-cell>
          <table:table-cell office:value-type="float" office:value="0.0098543" calcext:value-type="float">
            <text:p>0.0098543</text:p>
          </table:table-cell>
          <table:table-cell office:value-type="float" office:value="0.0097325" calcext:value-type="float">
            <text:p>0.0097325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6318" calcext:value-type="float">
            <text:p>0.016318</text:p>
          </table:table-cell>
          <table:table-cell office:value-type="float" office:value="0.0166567" calcext:value-type="float">
            <text:p>0.0166567</text:p>
          </table:table-cell>
          <table:table-cell office:value-type="float" office:value="0.0169729" calcext:value-type="float">
            <text:p>0.0169729</text:p>
          </table:table-cell>
          <table:table-cell office:value-type="float" office:value="0.01783" calcext:value-type="float">
            <text:p>0.01783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0.01161" calcext:value-type="float">
            <text:p>0.01161</text:p>
          </table:table-cell>
          <table:table-cell office:value-type="float" office:value="0.010905" calcext:value-type="float">
            <text:p>0.010905</text:p>
          </table:table-cell>
          <table:table-cell office:value-type="float" office:value="0.0109429" calcext:value-type="float">
            <text:p>0.0109429</text:p>
          </table:table-cell>
          <table:table-cell office:value-type="float" office:value="0.0109375" calcext:value-type="float">
            <text:p>0.0109375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1851" calcext:value-type="float">
            <text:p>0.01851</text:p>
          </table:table-cell>
          <table:table-cell office:value-type="float" office:value="0.0191867" calcext:value-type="float">
            <text:p>0.0191867</text:p>
          </table:table-cell>
          <table:table-cell office:value-type="float" office:value="0.0200171" calcext:value-type="float">
            <text:p>0.0200171</text:p>
          </table:table-cell>
          <table:table-cell office:value-type="float" office:value="0.0209112" calcext:value-type="float">
            <text:p>0.0209112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0.012022" calcext:value-type="float">
            <text:p>0.012022</text:p>
          </table:table-cell>
          <table:table-cell office:value-type="float" office:value="0.0117367" calcext:value-type="float">
            <text:p>0.0117367</text:p>
          </table:table-cell>
          <table:table-cell office:value-type="float" office:value="0.0121114" calcext:value-type="float">
            <text:p>0.0121114</text:p>
          </table:table-cell>
          <table:table-cell office:value-type="float" office:value="0.0119625" calcext:value-type="float">
            <text:p>0.0119625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9378" calcext:value-type="float">
            <text:p>0.019378</text:p>
          </table:table-cell>
          <table:table-cell office:value-type="float" office:value="0.0199333" calcext:value-type="float">
            <text:p>0.0199333</text:p>
          </table:table-cell>
          <table:table-cell office:value-type="float" office:value="0.02093" calcext:value-type="float">
            <text:p>0.02093</text:p>
          </table:table-cell>
          <table:table-cell office:value-type="float" office:value="0.0217488" calcext:value-type="float">
            <text:p>0.0217488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0.012882" calcext:value-type="float">
            <text:p>0.012882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129814" calcext:value-type="float">
            <text:p>0.0129814</text:p>
          </table:table-cell>
          <table:table-cell office:value-type="float" office:value="0.01288" calcext:value-type="float">
            <text:p>0.01288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0822" calcext:value-type="float">
            <text:p>0.020822</text:p>
          </table:table-cell>
          <table:table-cell office:value-type="float" office:value="0.0213933" calcext:value-type="float">
            <text:p>0.0213933</text:p>
          </table:table-cell>
          <table:table-cell office:value-type="float" office:value="0.0227457" calcext:value-type="float">
            <text:p>0.0227457</text:p>
          </table:table-cell>
          <table:table-cell office:value-type="float" office:value="0.02371" calcext:value-type="float">
            <text:p>0.02371</text:p>
          </table:table-cell>
          <table:table-cell table:number-columns-repeated="2"/>
          <table:table-cell office:value-type="float" office:value="4500" calcext:value-type="float">
            <text:p>4500</text:p>
          </table:table-cell>
          <table:table-cell office:value-type="float" office:value="0.013704" calcext:value-type="float">
            <text:p>0.013704</text:p>
          </table:table-cell>
          <table:table-cell office:value-type="float" office:value="0.0136867" calcext:value-type="float">
            <text:p>0.0136867</text:p>
          </table:table-cell>
          <table:table-cell office:value-type="float" office:value="0.0139957" calcext:value-type="float">
            <text:p>0.0139957</text:p>
          </table:table-cell>
          <table:table-cell office:value-type="float" office:value="0.0143237" calcext:value-type="float">
            <text:p>0.0143237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5000" calcext:value-type="float">
            <text:p>5000</text:p>
          </table:table-cell>
          <table:table-cell office:value-type="float" office:value="0.014948" calcext:value-type="float">
            <text:p>0.01494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57514" calcext:value-type="float">
            <text:p>0.0157514</text:p>
          </table:table-cell>
          <table:table-cell office:value-type="float" office:value="0.0160525" calcext:value-type="float">
            <text:p>0.0160525</text:p>
          </table:table-cell>
          <table:table-cell table:number-columns-repeated="13"/>
        </table:table-row>
        <table:table-row table:style-name="ro1" table:number-rows-repeated="3">
          <table:table-cell table:number-columns-repeated="25"/>
        </table:table-row>
        <table:table-row table:style-name="ro1">
          <table:table-cell table:style-name="ce1" office:value-type="string" calcext:value-type="string">
            <text:p>Threshold eta – single_rounds ignore=0.05</text:p>
          </table:table-cell>
          <table:table-cell table:style-name="ce1" table:number-columns-repeated="4"/>
          <table:table-cell table:number-columns-repeated="20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0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9044" calcext:value-type="float">
            <text:p>0.009044</text:p>
          </table:table-cell>
          <table:table-cell office:value-type="float" office:value="0.008605" calcext:value-type="float">
            <text:p>0.008605</text:p>
          </table:table-cell>
          <table:table-cell office:value-type="float" office:value="0.0077671" calcext:value-type="float">
            <text:p>0.0077671</text:p>
          </table:table-cell>
          <table:table-cell office:value-type="float" office:value="0.00786" calcext:value-type="float">
            <text:p>0.00786</text:p>
          </table:table-cell>
          <table:table-cell table:number-columns-repeated="20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09472" calcext:value-type="float">
            <text:p>0.009472</text:p>
          </table:table-cell>
          <table:table-cell office:value-type="float" office:value="0.0089283" calcext:value-type="float">
            <text:p>0.0089283</text:p>
          </table:table-cell>
          <table:table-cell office:value-type="float" office:value="0.0083729" calcext:value-type="float">
            <text:p>0.0083729</text:p>
          </table:table-cell>
          <table:table-cell office:value-type="float" office:value="0.008365" calcext:value-type="float">
            <text:p>0.008365</text:p>
          </table:table-cell>
          <table:table-cell table:number-columns-repeated="20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09816" calcext:value-type="float">
            <text:p>0.009816</text:p>
          </table:table-cell>
          <table:table-cell office:value-type="float" office:value="0.0092517" calcext:value-type="float">
            <text:p>0.0092517</text:p>
          </table:table-cell>
          <table:table-cell office:value-type="float" office:value="0.00866" calcext:value-type="float">
            <text:p>0.00866</text:p>
          </table:table-cell>
          <table:table-cell office:value-type="float" office:value="0.0087375" calcext:value-type="float">
            <text:p>0.0087375</text:p>
          </table:table-cell>
          <table:table-cell table:number-columns-repeated="20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025" calcext:value-type="float">
            <text:p>0.01025</text:p>
          </table:table-cell>
          <table:table-cell office:value-type="float" office:value="0.0096733" calcext:value-type="float">
            <text:p>0.0096733</text:p>
          </table:table-cell>
          <table:table-cell office:value-type="float" office:value="0.0093043" calcext:value-type="float">
            <text:p>0.0093043</text:p>
          </table:table-cell>
          <table:table-cell office:value-type="float" office:value="0.0094025" calcext:value-type="float">
            <text:p>0.0094025</text:p>
          </table:table-cell>
          <table:table-cell table:number-columns-repeated="20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0886" calcext:value-type="float">
            <text:p>0.010886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101557" calcext:value-type="float">
            <text:p>0.0101557</text:p>
          </table:table-cell>
          <table:table-cell office:value-type="float" office:value="0.0100237" calcext:value-type="float">
            <text:p>0.0100237</text:p>
          </table:table-cell>
          <table:table-cell table:number-columns-repeated="20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1274" calcext:value-type="float">
            <text:p>0.011274</text:p>
          </table:table-cell>
          <table:table-cell office:value-type="float" office:value="0.0105033" calcext:value-type="float">
            <text:p>0.0105033</text:p>
          </table:table-cell>
          <table:table-cell office:value-type="float" office:value="0.0105114" calcext:value-type="float">
            <text:p>0.0105114</text:p>
          </table:table-cell>
          <table:table-cell office:value-type="float" office:value="0.0104062" calcext:value-type="float">
            <text:p>0.0104062</text:p>
          </table:table-cell>
          <table:table-cell table:number-columns-repeated="20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88" calcext:value-type="float">
            <text:p>0.01188</text:p>
          </table:table-cell>
          <table:table-cell office:value-type="float" office:value="0.0111383" calcext:value-type="float">
            <text:p>0.011138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12537" calcext:value-type="float">
            <text:p>0.0112537</text:p>
          </table:table-cell>
          <table:table-cell table:number-columns-repeated="20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382" calcext:value-type="float">
            <text:p>0.012382</text:p>
          </table:table-cell>
          <table:table-cell office:value-type="float" office:value="0.0119317" calcext:value-type="float">
            <text:p>0.0119317</text:p>
          </table:table-cell>
          <table:table-cell office:value-type="float" office:value="0.0118957" calcext:value-type="float">
            <text:p>0.0118957</text:p>
          </table:table-cell>
          <table:table-cell office:value-type="float" office:value="0.0121838" calcext:value-type="float">
            <text:p>0.0121838</text:p>
          </table:table-cell>
          <table:table-cell table:number-columns-repeated="20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3298" calcext:value-type="float">
            <text:p>0.013298</text:p>
          </table:table-cell>
          <table:table-cell office:value-type="float" office:value="0.0127633" calcext:value-type="float">
            <text:p>0.0127633</text:p>
          </table:table-cell>
          <table:table-cell office:value-type="float" office:value="0.0127686" calcext:value-type="float">
            <text:p>0.0127686</text:p>
          </table:table-cell>
          <table:table-cell office:value-type="float" office:value="0.0132225" calcext:value-type="float">
            <text:p>0.0132225</text:p>
          </table:table-cell>
          <table:table-cell table:number-columns-repeated="20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391" calcext:value-type="float">
            <text:p>0.01391</text:p>
          </table:table-cell>
          <table:table-cell office:value-type="float" office:value="0.0136583" calcext:value-type="float">
            <text:p>0.0136583</text:p>
          </table:table-cell>
          <table:table-cell office:value-type="float" office:value="0.0136071" calcext:value-type="float">
            <text:p>0.0136071</text:p>
          </table:table-cell>
          <table:table-cell office:value-type="float" office:value="0.0141737" calcext:value-type="float">
            <text:p>0.0141737</text:p>
          </table:table-cell>
          <table:table-cell table:number-columns-repeated="20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15034" calcext:value-type="float">
            <text:p>0.015034</text:p>
          </table:table-cell>
          <table:table-cell office:value-type="float" office:value="0.0147933" calcext:value-type="float">
            <text:p>0.0147933</text:p>
          </table:table-cell>
          <table:table-cell office:value-type="float" office:value="0.0148686" calcext:value-type="float">
            <text:p>0.0148686</text:p>
          </table:table-cell>
          <table:table-cell office:value-type="float" office:value="0.0154462" calcext:value-type="float">
            <text:p>0.0154462</text:p>
          </table:table-cell>
          <table:table-cell table:number-columns-repeated="20"/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7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 table:number-columns-spanned="6" table:number-rows-spanned="1">
            <text:p>a0 EPL</text:p>
          </table:table-cell>
          <table:covered-table-cell table:number-columns-repeated="5" table:style-name="ce6"/>
          <table:table-cell table:number-columns-repeated="2"/>
          <table:table-cell table:style-name="ce3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6"/>
          <table:table-cell table:number-columns-repeated="6"/>
        </table:table-row>
        <table:table-row table:style-name="ro1"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4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3" office:value-type="string" calcext:value-type="string" table:number-columns-spanned="6" table:number-rows-spanned="1">
            <text:p>eta EPL</text:p>
          </table:table-cell>
          <table:covered-table-cell table:number-columns-repeated="5" table:style-name="ce6"/>
          <table:table-cell table:number-columns-repeated="14"/>
        </table:table-row>
        <table:table-row table:style-name="ro1">
          <table:table-cell table:style-name="ce4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7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7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7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7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0/00/0000</text:date>, <text:time style:data-style-name="N2" text:time-value="17:50:00.5966999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24T17:55:22.115028871</dc:date>
    <meta:editing-duration>P1DT13H58M18S</meta:editing-duration>
    <meta:editing-cycles>209</meta:editing-cycles>
    <meta:generator>LibreOffice/5.1.6.2$Linux_X86_64 LibreOffice_project/10m0$Build-2</meta:generator>
    <meta:document-statistic meta:table-count="3" meta:cell-count="2055" meta:object-count="0"/>
  </office:meta>
</office:document-meta>
</file>